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2">
      <style:paragraph-properties fo:margin-left="1.27cm" fo:margin-right="0cm" fo:line-height="107%" fo:text-indent="0cm" style:auto-text-indent="false" style:writing-mode="lr-tb"/>
    </style:style>
    <style:style style:name="P2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bold" officeooo:paragraph-rsid="00194ef4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weight="bold" officeooo:paragraph-rsid="00194ef4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bold" officeooo:rsid="00194ef4" officeooo:paragraph-rsid="00194ef4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194ef4" officeooo:paragraph-rsid="00194ef4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bold" officeooo:rsid="0014d4b2" officeooo:paragraph-rsid="00176097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ef2c" officeooo:paragraph-rsid="0014ef2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ef2c" officeooo:paragraph-rsid="0017609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4d4b2" officeooo:paragraph-rsid="001aa9c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14d4b2" officeooo:paragraph-rsid="001b5ff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5pt" fo:font-style="normal" style:text-underline-style="solid" style:text-underline-width="auto" style:text-underline-color="font-color" fo:font-weight="bold" officeooo:rsid="0014ef2c" officeooo:paragraph-rsid="0014ef2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4ef2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66ba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7609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4d4b2" officeooo:paragraph-rsid="001aa9c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da142" officeooo:paragraph-rsid="001da14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4d4b2" officeooo:paragraph-rsid="00166ba2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66ba2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aa9c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da1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da142" officeooo:paragraph-rsid="001da142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66ba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66ba2" officeooo:paragraph-rsid="001aa9c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solid" style:text-underline-width="auto" style:text-underline-color="font-color" fo:font-weight="normal" officeooo:rsid="001da142" officeooo:paragraph-rsid="001da14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4d4b2" officeooo:paragraph-rsid="00166ba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4d4b2" officeooo:paragraph-rsid="001da14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aa9c4" officeooo:paragraph-rsid="001aa9c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1da142" officeooo:paragraph-rsid="001da142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bold" officeooo:rsid="001da142" officeooo:paragraph-rsid="001da142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3pt" fo:font-style="normal" style:text-underline-style="none" fo:font-weight="normal" officeooo:rsid="0014ef2c" officeooo:paragraph-rsid="0014ef2c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3pt" fo:font-style="normal" style:text-underline-style="none" fo:font-weight="bold" officeooo:rsid="0014ef2c" officeooo:paragraph-rsid="0014ef2c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officeooo:rsid="00141261" officeooo:paragraph-rsid="00166ba2"/>
    </style:style>
    <style:style style:name="P33" style:family="paragraph" style:parent-style-name="Standard">
      <style:paragraph-properties fo:text-align="start" style:justify-single-word="false"/>
      <style:text-properties fo:color="#000000" loext:opacity="100%" officeooo:rsid="0014d4b2" officeooo:paragraph-rsid="00166ba2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loext:opacity="100%" officeooo:paragraph-rsid="0019a0ec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officeooo:paragraph-rsid="001aa9c4"/>
    </style:style>
    <style:style style:name="P36" style:family="paragraph" style:parent-style-name="Standard">
      <style:paragraph-properties fo:text-align="start" style:justify-single-word="false"/>
      <style:text-properties fo:color="#000000" loext:opacity="100%" officeooo:paragraph-rsid="00176097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weight="bold" officeooo:paragraph-rsid="00166ba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weight="bold" officeooo:paragraph-rsid="00176097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weight="bold" officeooo:paragraph-rsid="001da142" style:font-weight-asian="bold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color="#000000" loext:opacity="100%" fo:font-weight="bold" officeooo:rsid="0019a0ec" officeooo:paragraph-rsid="0019a0ec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weight="bold" officeooo:rsid="0019a0ec" officeooo:paragraph-rsid="0019a0ec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bold" officeooo:rsid="0014ef2c" officeooo:paragraph-rsid="0014ef2c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19a0ec" fo:background-color="#ffffff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officeooo:paragraph-rsid="00176097"/>
    </style:style>
    <style:style style:name="P45" style:family="paragraph" style:parent-style-name="Standard" style:list-style-name="L2">
      <style:paragraph-properties fo:text-align="start" style:justify-single-word="false"/>
      <style:text-properties officeooo:paragraph-rsid="00194ef4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019a0ec"/>
    </style:style>
    <style:style style:name="P47" style:family="paragraph" style:parent-style-name="Standard">
      <style:paragraph-properties fo:text-align="start" style:justify-single-word="false"/>
      <style:text-properties officeooo:paragraph-rsid="00194ef4"/>
    </style:style>
    <style:style style:name="P48" style:family="paragraph" style:parent-style-name="Standard">
      <style:paragraph-properties fo:text-align="start" style:justify-single-word="false"/>
      <style:text-properties officeooo:paragraph-rsid="001aa9c4"/>
    </style:style>
    <style:style style:name="P49" style:family="paragraph" style:parent-style-name="Standard">
      <style:paragraph-properties fo:text-align="start" style:justify-single-word="false"/>
      <style:text-properties officeooo:paragraph-rsid="001b5ff8"/>
    </style:style>
    <style:style style:name="P50" style:family="paragraph" style:parent-style-name="Standard" style:list-style-name="L4">
      <style:paragraph-properties fo:text-align="start" style:justify-single-word="false"/>
      <style:text-properties officeooo:paragraph-rsid="001aa9c4"/>
    </style:style>
    <style:style style:name="P51" style:family="paragraph" style:parent-style-name="Standard" style:list-style-name="L4">
      <style:paragraph-properties fo:text-align="start" style:justify-single-word="false"/>
      <style:text-properties officeooo:paragraph-rsid="001c8fa8"/>
    </style:style>
    <style:style style:name="P52" style:family="paragraph" style:parent-style-name="Standard">
      <style:paragraph-properties fo:text-align="start" style:justify-single-word="false"/>
      <style:text-properties officeooo:paragraph-rsid="001da142"/>
    </style:style>
    <style:style style:name="P53" style:family="paragraph" style:parent-style-name="Standard" style:list-style-name="L4">
      <style:paragraph-properties fo:text-align="start" style:justify-single-word="false"/>
      <style:text-properties fo:font-weight="bold" officeooo:rsid="001c8fa8" officeooo:paragraph-rsid="001c8fa8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1c8fa8" officeooo:paragraph-rsid="001c8fa8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officeooo:paragraph-rsid="0017609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font-size="16pt" officeooo:rsid="001aa9c4" officeooo:paragraph-rsid="001aa9c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officeooo:rsid="001aa9c4" officeooo:paragraph-rsid="001aa9c4"/>
    </style:style>
    <style:style style:name="P58" style:family="paragraph" style:parent-style-name="Standard">
      <style:paragraph-properties fo:text-align="start" style:justify-single-word="false"/>
      <style:text-properties officeooo:rsid="001b5ff8" officeooo:paragraph-rsid="001b5ff8"/>
    </style:style>
    <style:style style:name="T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officeooo:rsid="0014d4b2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fo:font-weight="normal" officeooo:rsid="00166ba2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officeooo:rsid="001da14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officeooo:rsid="0014d4b2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166ba2" style:font-size-asian="10.5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officeooo:rsid="00166ba2" style:font-size-asian="10.5pt" style:font-style-asian="normal" style:font-size-complex="12pt" style:font-style-complex="normal"/>
    </style:style>
    <style:style style:name="T8" style:family="text">
      <style:text-properties fo:font-size="12pt" fo:font-style="normal" style:text-underline-style="none" fo:font-weight="normal" officeooo:rsid="00166ba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4d4b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76097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style:text-underline-style="none" officeooo:rsid="0014d4b2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officeooo:rsid="0017609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66ba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671d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72af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91ff3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7a1f9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7609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aa9c4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solid" style:text-underline-width="auto" style:text-underline-color="font-color" officeooo:rsid="00166ba2" style:font-size-asian="12pt" style:font-size-complex="12pt"/>
    </style:style>
    <style:style style:name="T25" style:family="text">
      <style:text-properties fo:font-size="12pt" style:text-underline-style="solid" style:text-underline-width="auto" style:text-underline-color="font-color" officeooo:rsid="0014d4b2" style:font-size-asian="12pt" style:font-size-complex="12pt"/>
    </style:style>
    <style:style style:name="T26" style:family="text">
      <style:text-properties officeooo:rsid="00166ba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7a1f9" style:font-weight-asian="normal" style:font-weight-complex="normal"/>
    </style:style>
    <style:style style:name="T29" style:family="text">
      <style:text-properties fo:font-weight="normal" officeooo:rsid="00166ba2" style:font-weight-asian="normal" style:font-weight-complex="normal"/>
    </style:style>
    <style:style style:name="T30" style:family="text">
      <style:text-properties fo:font-weight="normal" officeooo:rsid="0019a0ec" style:font-weight-asian="normal" style:font-weight-complex="normal"/>
    </style:style>
    <style:style style:name="T31" style:family="text">
      <style:text-properties fo:font-weight="normal" style:font-size-asian="12pt" style:font-weight-asian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7a1f9" style:font-style-asian="normal" style:font-style-complex="normal"/>
    </style:style>
    <style:style style:name="T34" style:family="text">
      <style:text-properties fo:font-style="normal" officeooo:rsid="00166ba2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66ba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4d4b2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officeooo:rsid="00172af8" style:font-style-asian="normal" style:font-style-complex="normal"/>
    </style:style>
    <style:style style:name="T40" style:family="text">
      <style:text-properties fo:font-style="normal" style:text-underline-style="none" officeooo:rsid="001aa9c4" style:font-style-asian="normal" style:font-style-complex="normal"/>
    </style:style>
    <style:style style:name="T41" style:family="text">
      <style:text-properties fo:font-style="normal" style:text-underline-style="none" style:font-size-asian="10.5pt" style:font-style-asian="normal" style:font-style-complex="normal"/>
    </style:style>
    <style:style style:name="T42" style:family="text">
      <style:text-properties fo:font-style="normal" style:text-underline-style="none" officeooo:rsid="00172af8" style:font-size-asian="10.5pt" style:font-style-asian="normal" style:font-style-complex="normal"/>
    </style:style>
    <style:style style:name="T43" style:family="text">
      <style:text-properties fo:font-style="normal" style:text-underline-style="none" officeooo:rsid="001e92a9" style:font-size-asian="10.5pt" style:font-style-asian="normal" style:font-style-complex="normal"/>
    </style:style>
    <style:style style:name="T44" style:family="text">
      <style:text-properties fo:font-style="normal" style:text-underline-style="none" officeooo:rsid="001aa9c4" style:font-size-asian="10.5pt" style:font-style-asian="normal" style:font-style-complex="normal"/>
    </style:style>
    <style:style style:name="T45" style:family="text">
      <style:text-properties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66ba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7a1f9" style:font-style-asian="normal" style:font-weight-asian="bold" style:font-style-complex="normal" style:font-weight-complex="bold"/>
    </style:style>
    <style:style style:name="T49" style:family="text">
      <style:text-properties officeooo:rsid="0017a1f9"/>
    </style:style>
    <style:style style:name="T50" style:family="text">
      <style:text-properties fo:color="#000000" loext:opacity="100%" fo:font-size="12pt" fo:font-style="normal" style:text-underline-style="none" fo:font-weight="bold" officeooo:rsid="00166ba2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000000" loext:opacity="100%" fo:font-size="12pt" fo:font-style="normal" style:text-underline-style="none" fo:font-weight="normal" officeooo:rsid="00166ba2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fo:font-size="12pt" fo:font-style="normal" style:text-underline-style="none" fo:font-weight="normal" officeooo:rsid="00176097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fo:font-size="12pt" fo:font-style="normal" style:text-underline-style="none" fo:font-weight="normal" officeooo:rsid="001da142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ize="12pt" fo:font-style="normal" style:text-underline-style="solid" style:text-underline-width="auto" style:text-underline-color="font-color" fo:font-weight="normal" officeooo:rsid="001da142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fo:font-size="12pt" fo:font-style="italic" style:text-underline-style="none" fo:font-weight="bold" officeooo:rsid="001da142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color="#000000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00000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58" style:family="text">
      <style:text-properties fo:color="#000000" loext:opacity="100%" fo:font-style="normal" style:text-underline-style="none" fo:font-weight="bold" officeooo:rsid="0014ef2c" style:font-style-asian="normal" style:font-weight-asian="bold" style:font-style-complex="normal" style:font-weight-complex="bold"/>
    </style:style>
    <style:style style:name="T59" style:family="text">
      <style:text-properties fo:color="#000000" loext:opacity="100%" fo:font-style="normal" style:text-underline-style="none" fo:font-weight="bold" officeooo:rsid="00176097" style:font-style-asian="normal" style:font-weight-asian="bold" style:font-style-complex="normal" style:font-weight-complex="bold"/>
    </style:style>
    <style:style style:name="T60" style:family="text">
      <style:text-properties fo:color="#000000" loext:opacity="100%" style:text-position="0% 100%" fo:font-size="12pt" fo:font-style="normal" style:text-underline-style="none" fo:font-weight="bold" officeooo:rsid="00194ef4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000000" loext:opacity="100%" style:text-position="0% 100%" fo:font-size="12pt" fo:font-style="normal" style:text-underline-style="none" fo:font-weight="bold" officeooo:rsid="0019a0ec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color="#000000" loext:opacity="100%" style:text-position="0% 100%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loext:opacity="100%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position="0% 100%" style:font-name="Times New Roman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loext:opacity="100%" style:text-position="0% 100%" style:font-name="Times New Roman" fo:font-size="12pt" fo:font-style="normal" style:text-underline-style="none" fo:font-weight="normal" officeooo:rsid="0019a0ec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loext:opacity="100%" style:text-position="0% 100%" style:font-name="Times New Roman" fo:font-size="12pt" fo:font-style="normal" style:text-underline-style="none" officeooo:rsid="0019a0ec" style:font-size-asian="12pt" style:font-style-asian="normal" style:font-size-complex="12pt" style:font-style-complex="normal"/>
    </style:style>
    <style:style style:name="T67" style:family="text">
      <style:text-properties fo:color="#000000" loext:opacity="100%" style:text-position="super 58%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loext:opacity="100%" style:text-position="super 58%" style:font-name="Times New Roman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loext:opacity="100%" style:text-position="super 58%" style:font-name="Times New Roman" fo:font-size="12pt" style:font-size-asian="12pt" style:font-size-complex="12pt"/>
    </style:style>
    <style:style style:name="T70" style:family="text">
      <style:text-properties fo:color="#000000" loext:opacity="100%" style:font-name="Times New Roman" fo:font-size="12pt" style:font-size-asian="12pt" style:font-size-complex="12pt"/>
    </style:style>
    <style:style style:name="T71" style:family="text">
      <style:text-properties fo:color="#000000" loext:opacity="100%" style:font-name="Times New Roman" fo:font-size="12pt" officeooo:rsid="0019a0ec" style:font-size-asian="12pt" style:font-size-complex="12pt"/>
    </style:style>
    <style:style style:name="T72" style:family="text"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000000" loext:opacity="100%" style:font-name="Times New Roman" fo:font-size="12pt" fo:font-weight="bold" officeooo:rsid="0019a0ec" style:font-size-asian="12pt" style:font-weight-asian="bold" style:font-size-complex="12pt" style:font-weight-complex="bold"/>
    </style:style>
    <style:style style:name="T74" style:family="text">
      <style:text-properties fo:color="#000000" loext:opacity="100%" style:font-name="Times New Roman" fo:font-size="12pt" fo:font-weight="normal" officeooo:rsid="0019a0ec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mbria Math" fo:font-size="12pt" style:font-size-asian="12pt" style:font-name-complex="Cambria Math1" style:font-size-complex="12pt"/>
    </style:style>
    <style:style style:name="T76" style:family="text">
      <style:text-properties fo:color="#000000" loext:opacity="100%" style:font-name="Liberation Serif" fo:font-size="12pt" fo:font-weight="normal" officeooo:rsid="0019a0ec" fo:background-color="#ffffff" loext:char-shading-value="0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Liberation Serif" fo:font-size="12pt" fo:font-weight="normal" fo:background-color="#ffffff" loext:char-shading-value="0" style:font-size-asian="12pt" style:font-size-complex="12pt"/>
    </style:style>
    <style:style style:name="T78" style:family="text">
      <style:text-properties fo:color="#000000" loext:opacity="100%" style:font-name="Liberation Serif" style:text-underline-style="none" fo:font-weight="bold" style:font-size-asian="12pt" style:font-weight-asian="bold" style:font-weight-complex="bold"/>
    </style:style>
    <style:style style:name="T79" style:family="text">
      <style:text-properties fo:color="#000000" loext:opacity="100%" style:font-name="Liberation Serif" style:text-underline-style="none" fo:font-weight="bold" officeooo:rsid="001c8fa8" style:font-size-asian="12pt" style:font-weight-asian="bold" style:font-weight-complex="bold"/>
    </style:style>
    <style:style style:name="T80" style:family="text">
      <style:text-properties fo:color="#000000" loext:opacity="100%" style:font-name="Liberation Serif" style:text-underline-style="none" fo:font-weight="normal" style:font-size-asian="12pt" style:font-weight-asian="normal" style:font-weight-complex="normal"/>
    </style:style>
    <style:style style:name="T81" style:family="text">
      <style:text-properties fo:color="#000000" loext:opacity="100%" style:font-name="Liberation Serif" style:text-underline-style="none" fo:font-weight="normal" officeooo:rsid="001c8fa8" style:font-size-asian="12pt" style:font-weight-asian="normal" style:font-weight-complex="normal"/>
    </style:style>
    <style:style style:name="T82" style:family="text">
      <style:text-properties fo:color="#000000" loext:opacity="100%" style:font-name="Liberation Serif" style:text-underline-style="none" fo:font-weight="normal" officeooo:rsid="001d0d7d" style:font-size-asian="12pt" style:font-weight-asian="normal" style:font-weight-complex="normal"/>
    </style:style>
    <style:style style:name="T83" style:family="text">
      <style:text-properties fo:color="#000000" loext:opacity="100%" style:font-name="Liberation Serif" style:text-underline-style="none" style:font-size-asian="12pt"/>
    </style:style>
    <style:style style:name="T84" style:family="text">
      <style:text-properties fo:color="#000000" loext:opacity="100%" style:font-name="Liberation Serif" style:text-underline-style="none" officeooo:rsid="001d0d7d" style:font-size-asian="12pt"/>
    </style:style>
    <style:style style:name="T85" style:family="text">
      <style:text-properties fo:color="#000000" loext:opacity="100%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0000" loext:opacity="100%" fo:font-size="16pt" fo:font-style="normal" style:text-underline-style="none" fo:font-weight="bold" officeooo:rsid="001b5ff8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88" style:family="text">
      <style:text-properties style:text-underline-style="solid" style:text-underline-width="auto" style:text-underline-color="font-color" fo:font-weight="bold" officeooo:rsid="00166ba2" style:font-size-asian="12pt" style:font-weight-asian="bold" style:font-weight-complex="bold"/>
    </style:style>
    <style:style style:name="T89" style:family="text">
      <style:text-properties style:text-underline-style="solid" style:text-underline-width="auto" style:text-underline-color="font-color" style:font-size-asian="12pt"/>
    </style:style>
    <style:style style:name="T90" style:family="text">
      <style:text-properties style:text-underline-style="solid" style:text-underline-width="auto" style:text-underline-color="font-color" officeooo:rsid="0014d4b2" style:font-size-asian="12pt"/>
    </style:style>
    <style:style style:name="T91" style:family="text">
      <style:text-properties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92" style:family="text">
      <style:text-properties style:font-name="Liberation Serif" fo:font-size="12pt" fo:font-weight="normal" officeooo:rsid="00194ef4" fo:background-color="#ffffff" loext:char-shading-value="0" style:font-size-asian="12pt" style:font-weight-asian="normal" style:font-size-complex="12pt" style:font-weight-complex="normal"/>
    </style:style>
    <style:style style:name="T93" style:family="text">
      <style:text-properties style:font-name="Liberation Serif" fo:font-size="12pt" fo:font-weight="normal" fo:background-color="#ffffff" loext:char-shading-value="0" style:font-size-asian="12pt" style:font-size-complex="12pt"/>
    </style:style>
    <style:style style:name="T94" style:family="text">
      <style:text-properties style:font-name="Liberation Serif" fo:font-size="12pt" fo:background-color="#ffffff" loext:char-shading-value="0" style:font-size-asian="12pt" style:font-size-complex="12pt"/>
    </style:style>
    <style:style style:name="T95" style:family="text">
      <style:text-properties style:text-position="super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text-position="super 58%" style:font-name="Times New Roman" fo:font-size="12pt" style:font-size-asian="12pt" style:font-size-complex="12pt"/>
    </style:style>
    <style:style style:name="T97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text-position="0% 100%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text-position="0% 100%" fo:font-size="12pt" fo:font-style="normal" style:text-underline-style="none" style:font-size-asian="12pt" style:font-style-asian="normal" style:font-size-complex="12pt" style:font-style-complex="normal"/>
    </style:style>
    <style:style style:name="T100" style:family="text">
      <style:text-properties style:text-position="0% 100%" fo:font-size="12pt" fo:font-style="normal" style:text-underline-style="none" officeooo:rsid="00194ef4" style:font-size-asian="12pt" style:font-style-asian="normal" style:font-size-complex="12pt" style:font-style-complex="normal"/>
    </style:style>
    <style:style style:name="T101" style:family="text">
      <style:text-properties style:text-position="0% 100%" style:font-name="Times New Roman" fo:font-size="12pt" fo:font-style="normal" style:text-underline-style="none" fo:font-weight="normal" officeooo:rsid="00194ef4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Times New Roman" fo:font-size="12pt" style:font-size-asian="12pt" style:font-size-complex="12pt"/>
    </style:style>
    <style:style style:name="T10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4" style:family="text">
      <style:text-properties style:font-name="Times New Roman" fo:font-size="12pt" fo:font-weight="bold" officeooo:rsid="0019a0ec" style:font-size-asian="12pt" style:font-weight-asian="bold" style:font-size-complex="12pt" style:font-weight-complex="bold"/>
    </style:style>
    <style:style style:name="T105" style:family="text">
      <style:text-properties style:font-name="Times New Roman" fo:font-size="12pt" fo:font-weight="bold" officeooo:rsid="001aa9c4" style:font-size-asian="12pt" style:font-weight-asian="bold" style:font-size-complex="12pt" style:font-weight-complex="bold"/>
    </style:style>
    <style:style style:name="T10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7" style:family="text">
      <style:text-properties fo:font-size="14pt" fo:font-style="normal" style:text-underline-style="none" fo:font-weight="bold" officeooo:rsid="00176097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officeooo:rsid="001da142"/>
    </style:style>
    <style:style style:name="T109" style:family="text">
      <style:text-properties style:font-size-asian="12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t : Blockchain appliquée à un processus électoral</text:p>
      <text:p text:style-name="P31">Rapport du mi-projet</text:p>
      <text:p text:style-name="P30"/>
      <text:p text:style-name="P7">Reformulation du sujet</text:p>
      <text:p text:style-name="P7">…</text:p>
      <text:p text:style-name="P7"/>
      <text:p text:style-name="P12"><text:span text:style-name="T1"/></text:p>
      <text:p text:style-name="P42">Description globale du code</text:p>
      <text:p text:style-name="P42"/>
      <text:p text:style-name="P32"><text:span text:style-name="T1">Le projet se divise en </text:span><text:span text:style-name="T2">3</text:span><text:span text:style-name="T1"> parties </text:span><text:span text:style-name="T2">(pour l’instant)</text:span><text:span text:style-name="T1">:</text:span></text:p>
      <text:p text:style-name="P33"><text:span text:style-name="T1"><text:tab/>1. Implémentation d’outils de cryptographie</text:span></text:p>
      <text:p text:style-name="P33"><text:span text:style-name="T1"><text:tab/>2.Création d’un système de déclarations sécurisés par chiffrement asymétrique</text:span></text:p>
      <text:p text:style-name="P13"><text:tab/>3.Manipulation d’une base centralisé de déclarations.</text:p>
      <text:p text:style-name="P14"/>
      <text:p text:style-name="P8"><text:s/><text:span text:style-name="T24">Partie 1 : </text:span><text:span text:style-name="T25"><text:s/>Implémentation d’outils de cryptographie</text:span></text:p>
      <text:p text:style-name="P6"><text:span text:style-name="T16">Le but de cette partie </text:span><text:span text:style-name="T18">est de générer efficacement de très grand nombre premiers </text:span><text:span text:style-name="T19">qui nous serviront </text:span><text:span text:style-name="T20">à</text:span><text:span text:style-name="T19"> créer des paires de clé publique et secr</text:span><text:span text:style-name="T21">è</text:span><text:span text:style-name="T19">te </text:span><text:span text:style-name="T20">selon le protocole RSA</text:span><text:span text:style-name="T19">. </text:span><text:span text:style-name="T22">A l’aide de la publique nous pourrons crypter un message puis le décrypter </text:span><text:span text:style-name="T23">à</text:span><text:span text:style-name="T22"> l’aide de la clé privé</text:span></text:p>
      <text:p text:style-name="P8"><text:span text:style-name="T17"><text:s/></text:span></text:p>
      <text:p text:style-name="P39"><text:span text:style-name="T4">Fichiers </text:span></text:p>
      <text:p text:style-name="P39"><text:span text:style-name="T5">prime_number.</text:span><text:span text:style-name="T6">c</text:span><text:span text:style-name="T3">: Fichier contenant les méthodes servant à la génération de nombre premiers</text:span></text:p>
      <text:p text:style-name="P37"><text:span text:style-name="T5">prime_number.h:</text:span><text:span text:style-name="T2">F</text:span><text:span text:style-name="T3">ichiers contenant les prototypes des fonctions de prime_number.c</text:span></text:p>
      <text:p text:style-name="P44"><text:span text:style-name="T50"/></text:p>
      <text:p text:style-name="P44"><text:span text:style-name="T50">chiffrement.c </text:span><text:span text:style-name="T51">:Fichier contenant les méthodes servant à la génération de p</text:span><text:span text:style-name="T52">a</text:span><text:span text:style-name="T51">ire de clés</text:span></text:p>
      <text:p text:style-name="P38"><text:span text:style-name="T7">chiffrement.h </text:span><text:span text:style-name="T8">:</text:span><text:span text:style-name="T9">F</text:span><text:span text:style-name="T8">ichiers contenant les prototypes des fonctions de chiffrement.c</text:span></text:p>
      <text:p text:style-name="P25"><text:span text:style-name="T32"/></text:p>
      <text:p text:style-name="P25"><text:span text:style-name="T32">Makefile</text:span><text:span text:style-name="T35">: </text:span><text:span text:style-name="T36">fichier permettant la compilation des différents fichiers.c</text:span></text:p>
      <text:p text:style-name="P17"><text:span text:style-name="T26">main.</text:span><text:span text:style-name="T49">c</text:span><text:span text:style-name="T28">: </text:span><text:span text:style-name="T29">fichier principal contenant les tests des différents fichiers</text:span></text:p>
      <text:p text:style-name="P44"><text:span text:style-name="T51"/></text:p>
      <text:p text:style-name="P14"/>
      <text:p text:style-name="P14"><text:span text:style-name="T26"><text:s text:c="2"/></text:span><text:span text:style-name="T88">Partie 2 :</text:span><text:span text:style-name="T87">Création d’un système de déclarations sécurisés par chiffrement asymétrique</text:span></text:p>
      <text:p text:style-name="P28"><text:span text:style-name="T109">Le but de cette partie …</text:span></text:p>
      <text:p text:style-name="P24"><text:span text:style-name="T109">Structure</text:span></text:p>
      <text:p text:style-name="P21"><text:span text:style-name="T109">Key : </text:span><text:span text:style-name="T31">Structure représentant une clé (public ou secrète) contenant deux longs correspondant à ses valeurs. </text:span></text:p>
      <text:p text:style-name="P16"><text:span text:style-name="T109"><text:s text:c="2"/>...</text:span></text:p>
      <text:p text:style-name="P52"><text:span text:style-name="T54">Fichiers </text:span></text:p>
      <text:p text:style-name="P52"><text:span text:style-name="T55">key.c :</text:span><text:span text:style-name="T51">Fichier contenant les méthodes servant à la </text:span><text:span text:style-name="T53">création de clé...</text:span></text:p>
      <text:p text:style-name="P29"><text:span text:style-name="T109">key.h :</text:span><text:span text:style-name="T37">F</text:span><text:span text:style-name="T36">ichiers contenant les prototypes des fonctions de </text:span><text:span text:style-name="T35">key</text:span><text:span text:style-name="T36">.c</text:span></text:p>
      <text:p text:style-name="P26"><text:span text:style-name="T32"/></text:p>
      <text:p text:style-name="P26"><text:span text:style-name="T32">Makefile</text:span><text:span text:style-name="T35">: </text:span><text:span text:style-name="T36">fichier permettant la compilation des différents fichiers.c</text:span></text:p>
      <text:p text:style-name="P28"><text:span text:style-name="T47">main.</text:span><text:span text:style-name="T48">c</text:span><text:span text:style-name="T33">: </text:span><text:span text:style-name="T34">fichier principal contenant les tests des différents fichiers</text:span><text:span text:style-name="T109"> <text:s text:c="43"/></text:span></text:p>
      <text:p text:style-name="P20"><text:span text:style-name="T27"/></text:p>
      <text:p text:style-name="P19"><text:span text:style-name="T27"><text:s text:c="2"/></text:span><text:span text:style-name="T89">Partie 3 :</text:span><text:span text:style-name="T90">Manipulation d’une base centralisé de déclarations.</text:span></text:p>
      <text:p text:style-name="P22"><text:span text:style-name="T27"/></text:p>
      <text:p text:style-name="P55"><text:span text:style-name="T58"/></text:p>
      <text:p text:style-name="P55"><text:span text:style-name="T58"/></text:p>
      <text:p text:style-name="P55"><text:span text:style-name="T58">Description </text:span><text:span text:style-name="T59">des fonctions principales</text:span></text:p>
      <text:p text:style-name="P55"><text:span text:style-name="T59"/></text:p>
      <text:p text:style-name="P8"><text:soft-page-break/><text:span text:style-name="T24">Partie 1 : </text:span><text:span text:style-name="T25"><text:s/>Implémentation d’outils de cryptographie</text:span></text:p>
      <text:p text:style-name="P8"><text:span text:style-name="T25"/></text:p>
      <text:list xml:id="list2796447550" text:style-name="L2">
        <text:list-item>
          <text:p text:style-name="P2"><text:span text:style-name="T14">i</text:span><text:span text:style-name="T15">s_prime_naive(long )</text:span><text:span text:style-name="T11">:</text:span><text:span text:style-name="T91">Renvoie 1 si p est premier sinon renvoie </text:span><text:span text:style-name="T92">0. Pour cela p</text:span><text:span text:style-name="T11">arcourt les entiers </text:span><text:span text:style-name="T12">de </text:span><text:span text:style-name="T11">3 à p-1 inclus et </text:span><text:span text:style-name="T12">test si p est divisible par l’entier. Si oui p n’est pas premier</text:span></text:p>
        </text:list-item>
      </text:list>
      <text:p text:style-name="P5"><text:span text:style-name="T12"/></text:p>
      <text:list xml:id="list215552655191928" text:continue-numbering="true" text:style-name="L2">
        <text:list-item>
          <text:p text:style-name="P4"><text:span text:style-name="T13">modpow_naive(long a, long m, long n)</text:span><text:span text:style-name="T10"> : Renvoie <text:s/>(a</text:span><text:span text:style-name="T95">m</text:span><text:span text:style-name="T97"> mod n) en itérant m fois le résultat multiplié par a auquel on applique le modulo n</text:span></text:p>
        </text:list-item>
      </text:list>
      <text:p text:style-name="P5"><text:span text:style-name="T97"/></text:p>
      <text:list xml:id="list215553331325905" text:continue-numbering="true" text:style-name="L2">
        <text:list-item>
          <text:p text:style-name="P45"><text:span text:style-name="T60">modpow(long a, long m, long n) : </text:span><text:span text:style-name="T62">Renvoie <text:s/>(a</text:span><text:span text:style-name="T67">m</text:span><text:span text:style-name="T62"> mod n) <text:s/>en calculant le résultat récursivement par disjonction de cas en fonction de la parité de m:</text:span></text:p>
        </text:list-item>
      </text:list>
      <text:p text:style-name="P47"><text:span text:style-name="T62"/></text:p>
      <text:p text:style-name="P47"><text:span text:style-name="T62"><text:tab/><text:tab/></text:span><text:span text:style-name="T64">(a</text:span><text:span text:style-name="T68">m</text:span><text:span text:style-name="T64"> mod n) = 1 quand m = 0 (cas de base) </text:span></text:p>
      <text:p text:style-name="P47"><text:span text:style-name="T64"><text:tab/><text:tab/>(a</text:span><text:span text:style-name="T69">m</text:span><text:span text:style-name="T70"> mod n) = (b </text:span><text:span text:style-name="T75">∗</text:span><text:span text:style-name="T70"> b mod n) avec b = a m/2 mod n, quand m est pair</text:span></text:p>
      <text:p text:style-name="P47"><text:span text:style-name="T64"><text:tab/><text:tab/>(a</text:span><text:span text:style-name="T69">m</text:span><text:span text:style-name="T70"> mod n) = a </text:span><text:span text:style-name="T75">∗</text:span><text:span text:style-name="T70"> b </text:span><text:span text:style-name="T75">∗</text:span><text:span text:style-name="T70"> b mod n avec b = a </text:span><text:span text:style-name="T75">⌊</text:span><text:span text:style-name="T70">m/2</text:span><text:span text:style-name="T75">⌋</text:span><text:span text:style-name="T70"> mod n, quand m est impair</text:span></text:p>
      <text:p text:style-name="P47"><text:span text:style-name="T64"/></text:p>
      <text:list xml:id="list215552680497686" text:continue-numbering="true" text:style-name="L2">
        <text:list-item>
          <text:list>
            <text:list-item>
              <text:list>
                <text:list-header>
                  <text:p text:style-name="P1"><text:span text:style-name="T102"/></text:p>
                </text:list-header>
              </text:list>
            </text:list-item>
          </text:list>
        </text:list-item>
        <text:list-item>
          <text:p text:style-name="P45"><text:span text:style-name="T60"><text:s text:c="4"/>witness(long a, long b, long d, long p) :</text:span><text:span text:style-name="T62"> </text:span><text:span text:style-name="T65">Retourne 1</text:span><text:span text:style-name="T63"> si a est un t</text:span><text:span text:style-name="T70">émoin de Miller pour p, (fait appelle à </text:span><text:span text:style-name="T72">modpow()</text:span><text:span text:style-name="T70">)</text:span><text:span text:style-name="T62"> <text:s/></text:span></text:p>
        </text:list-item>
      </text:list>
      <text:p text:style-name="P47"><text:span text:style-name="T62"/></text:p>
      <text:list xml:id="list215552200443306" text:continue-numbering="true" text:style-name="L2">
        <text:list-item>
          <text:p text:style-name="P40"><text:span text:style-name="T100">r</text:span><text:span text:style-name="T99">and_long(long low, long up) :</text:span><text:span text:style-name="T97"> Génère un long compris entre low et up inclus</text:span></text:p>
        </text:list-item>
      </text:list>
      <text:p text:style-name="P41"><text:span text:style-name="T99"/></text:p>
      <text:list xml:id="list215552320840916" text:continue-numbering="true" text:style-name="L2">
        <text:list-item>
          <text:p text:style-name="P46"><text:span text:style-name="T61">is_prime_miller(long p, int k) : </text:span><text:span text:style-name="T66">R</text:span><text:span text:style-name="T70">éalise le test de Miller-Rabin en générant k valeurs de a au hasard (</text:span><text:span text:style-name="T72">rand_long()</text:span><text:span text:style-name="T70">), et </text:span><text:span text:style-name="T71">teste</text:span><text:span text:style-name="T70"> si chaque valeur de a est un témoin de Miller pour p (</text:span><text:span text:style-name="T72">witness</text:span><text:span text:style-name="T70">()). La fonction retourne 0 dès qu’un témoin de Miller est trouvé (p n’est pas premier), et retourne 1 si aucun témoin de Miller n’a été trouvé (p est très probablement premier). </text:span></text:p>
        </text:list-item>
      </text:list>
      <text:p text:style-name="P41"><text:span text:style-name="T99"/></text:p>
      <text:p text:style-name="P41"><text:span text:style-name="T99"><text:s text:c="74"/></text:span></text:p>
      <text:list xml:id="list215553346619917" text:continue-numbering="true" text:style-name="L2">
        <text:list-item>
          <text:p text:style-name="P40"><text:span text:style-name="T99">random_prime_number(int low_size, int up_size, int k) :</text:span><text:span text:style-name="T97">R</text:span><text:span text:style-name="T106">etourne un nombre premier aléatoire de taille comprise entre low_size et up_size (</text:span><text:span text:style-name="T102">rand_long()</text:span><text:span text:style-name="T106">) en effectuant k tests de Miller pour tester la primalité du nombre généré (</text:span><text:span text:style-name="T102">is_prime_miller()</text:span><text:span text:style-name="T106">).</text:span></text:p>
        </text:list-item>
      </text:list>
      <text:p text:style-name="P41"><text:span text:style-name="T106"/></text:p>
      <text:list xml:id="list215553700565109" text:continue-numbering="true" text:style-name="L2">
        <text:list-item>
          <text:p text:style-name="P46"><text:span text:style-name="T73">extended_gcd(long s, long t, long *u, long *v) : </text:span><text:span text:style-name="T74">version récursive de l’algorithme d’Euclide</text:span><text:span text:style-name="T76">, Retourne le PGCD(s,t) et affecte à u et v les valeur </text:span><text:span text:style-name="T77">vérifiant l’équation de Bézout : s*u +t*v =PGCD(s,t)</text:span></text:p>
        </text:list-item>
      </text:list>
      <text:p text:style-name="P43"><text:span text:style-name="T30"/></text:p>
      <text:p text:style-name="P41"><text:span text:style-name="T102"/></text:p>
      <text:list xml:id="list215553737229240" text:continue-numbering="true" text:style-name="L2">
        <text:list-item>
          <text:p text:style-name="P35"><text:span text:style-name="T104">generate_key_values(long p, long q, long *n, long *s, long *u) :</text:span><text:span text:style-name="T102">génère les clés publiques </text:span><text:span text:style-name="T93">pkey(s,n) </text:span><text:span text:style-name="T102">et privées</text:span><text:span text:style-name="T94"> </text:span><text:span text:style-name="T93">skey(u,n) </text:span><text:span text:style-name="T102">à partir des nombres premier p et q en mettant à jours les pointeurs n, s et u (en arguments) grâce à la fonction </text:span><text:span text:style-name="T103">extended_gcd</text:span><text:span text:style-name="T105">()</text:span><text:span text:style-name="T102"> définie précédemment.</text:span></text:p>
        </text:list-item>
      </text:list>
      <text:p text:style-name="P41"><text:span text:style-name="T102"/></text:p>
      <text:p text:style-name="P41"><text:span text:style-name="T102"/></text:p>
      <text:list xml:id="list215553165676178" text:continue-numbering="true" text:style-name="L2">
        <text:list-item>
          <text:p text:style-name="P46"><text:span text:style-name="T73">encrypt(char * chaine, long s, long n) :</text:span><text:span text:style-name="T72"> </text:span><text:span text:style-name="T70">chiffre la chaine en argument caractère par caractère (c = m</text:span><text:span text:style-name="T69">s</text:span><text:span text:style-name="T70">)</text:span></text:p>
        </text:list-item>
      </text:list>
      <text:p text:style-name="P41"><text:span text:style-name="T102"/></text:p>
      <text:p text:style-name="P41"><text:span text:style-name="T102"><text:s text:c="80"/></text:span></text:p>
      <text:list xml:id="list215553247089496" text:continue-numbering="true" text:style-name="L2">
        <text:list-item>
          <text:p text:style-name="P34"><text:span text:style-name="T104">decrypt(long* crypted, int size, long u, long n) :</text:span><text:span text:style-name="T101">d</text:span><text:span text:style-name="T102">échiffre l’entier long en argument chiffre par chiffre (m = c</text:span><text:span text:style-name="T96">u</text:span><text:span text:style-name="T102">)</text:span></text:p>
        </text:list-item>
      </text:list>
      <text:p text:style-name="P3"><text:span text:style-name="T98"/></text:p>
      <text:p text:style-name="P15"><text:span text:style-name="T88">Partie 2 :</text:span><text:span text:style-name="T87">Création d’un système de déclarations sécurisés par chiffrement asymétrique</text:span></text:p>
      <text:p text:style-name="P15"><text:span text:style-name="T87"/></text:p>
      <text:list xml:id="list2441269900" text:style-name="L4">
        <text:list-item>
          <text:p text:style-name="P50"><text:soft-page-break/><text:span text:style-name="T78">void init key(Key* key, long val, long n):</text:span><text:span text:style-name="T80">I</text:span><text:span text:style-name="T81">nitialise une clé key avec les valeurs n et val</text:span></text:p>
        </text:list-item>
      </text:list>
      <text:p text:style-name="P48"><text:span text:style-name="T81"/></text:p>
      <text:list xml:id="list215553725498162" text:continue-numbering="true" text:style-name="L4">
        <text:list-item>
          <text:p text:style-name="P51"><text:span text:style-name="T79">void_init_pair_keyx(Key* pKey, Key* sKey, long low_size, long up_size) :</text:span><text:span text:style-name="T81">Initialise un couple de clé en générant deux nombres premiers de taille entre low_size et upe_size (</text:span><text:span text:style-name="T79">random_prime_number()</text:span><text:span text:style-name="T81">). A partir de ces nombres les valeurs de clés sont générés (</text:span><text:span text:style-name="T79">generate_key_values()</text:span><text:span text:style-name="T81">), enfin la clé public pKey est initialisé avec </text:span><text:span text:style-name="T82">les valeurs </text:span><text:span text:style-name="T81">(s,n) et la clé priv</text:span><text:span text:style-name="T82">é</text:span><text:span text:style-name="T81"> sKey est initialisé avec </text:span><text:span text:style-name="T82">les valeurs </text:span><text:span text:style-name="T81">(u,n).</text:span></text:p>
        </text:list-item>
      </text:list>
      <text:p text:style-name="P54"><text:span text:style-name="T83"/></text:p>
      <text:list xml:id="list215552373925595" text:continue-numbering="true" text:style-name="L4">
        <text:list-item>
          <text:p text:style-name="P53"><text:span text:style-name="T83">char* key_to_str(Key* key): </text:span><text:span text:style-name="T82">Retourne la chaîne de caractère représentant la clé, en créant un tableau de char dans lequel on stocke les valeurs de la clé(</text:span><text:span text:style-name="T84"> sprintf()</text:span><text:span text:style-name="T82">)</text:span></text:p>
        </text:list-item>
      </text:list>
      <text:p text:style-name="P54"><text:span text:style-name="T83"/></text:p>
      <text:list xml:id="list215551879149383" text:continue-numbering="true" text:style-name="L4">
        <text:list-item>
          <text:p text:style-name="P53"><text:span text:style-name="T83">str_to_key(char* str):</text:span><text:span text:style-name="T80">R</text:span><text:span text:style-name="T82">etourne la clé représenté par la chaîne de caractère passé en argument.Pour cela on crée une variable de type key, on récupère les valeurs de la chaîne de caractère (</text:span><text:span text:style-name="T84">sscanf()</text:span><text:span text:style-name="T82">) et on initialise la clé crée (</text:span><text:span text:style-name="T84">init_key()</text:span><text:span text:style-name="T82">).</text:span></text:p>
        </text:list-item>
      </text:list>
      <text:p text:style-name="P54"><text:span text:style-name="T83"/></text:p>
      <text:p text:style-name="P54"><text:span text:style-name="T83"/></text:p>
      <text:p text:style-name="P19"><text:span text:style-name="T27"><text:s text:c="6"/></text:span></text:p>
      <text:p text:style-name="P19"><text:span text:style-name="T89">Partie 3 :</text:span><text:span text:style-name="T90">Manipulation d’une base centralisé de déclarations.</text:span></text:p>
      <text:p text:style-name="P23"><text:span text:style-name="T98"/></text:p>
      <text:p text:style-name="P36"><text:span text:style-name="T107"/></text:p>
      <text:p text:style-name="P56"><text:span text:style-name="T59">R</text:span><text:span text:style-name="T57">éponses aux questions</text:span></text:p>
      <text:p text:style-name="P57"><text:span text:style-name="T56"/></text:p>
      <text:p text:style-name="P9"><text:span text:style-name="T39">Partie </text:span><text:span text:style-name="T38">1: <text:s text:c="4"/></text:span></text:p>
      <text:p text:style-name="P27"><text:span text:style-name="T38">1.1 La complexité de </text:span><text:span text:style-name="T46">is_prime_naive()</text:span><text:span text:style-name="T38"> est en O(n). </text:span></text:p>
      <text:p text:style-name="P27"><text:span text:style-name="T42"/></text:p>
      <text:p text:style-name="P27"><text:span text:style-name="T41">1.2 </text:span><text:span text:style-name="T42">Le plus grand nombre génér</text:span><text:span text:style-name="T43">é</text:span><text:span text:style-name="T42"> en moins de 2 millième de secondes est 215 000 363 .</text:span></text:p>
      <text:p text:style-name="P27"><text:span text:style-name="T42"/></text:p>
      <text:p text:style-name="P27"><text:span text:style-name="T42">1.</text:span><text:span text:style-name="T41">3 <text:s/>La complexité de </text:span><text:span text:style-name="T45">modpow_naive()</text:span><text:span text:style-name="T41"> est en <text:s/>theta(n)</text:span></text:p>
      <text:p text:style-name="P27"><text:span text:style-name="T41"/></text:p>
      <text:p text:style-name="P27"><text:span text:style-name="T41">1.5</text:span></text:p>
      <text:p text:style-name="P27"><text:span text:style-name="T41"/></text:p>
      <text:p text:style-name="P27"><text:span text:style-name="T41">1.7</text:span></text:p>
      <text:p text:style-name="P27"><text:span text:style-name="T41"/></text:p>
      <text:p text:style-name="P9"><text:span text:style-name="T42">Partie </text:span><text:span text:style-name="T44">2</text:span><text:span text:style-name="T41">:</text:span></text:p>
      <text:p text:style-name="P9"><text:span text:style-name="T39">Partie </text:span><text:span text:style-name="T40">3</text:span><text:span text:style-name="T38">:</text:span></text:p>
      <text:p text:style-name="P9"><text:span text:style-name="T38"/></text:p>
      <text:p text:style-name="P9"><text:span text:style-name="T38"/></text:p>
      <text:p text:style-name="P49"><text:span text:style-name="T86">Descriptions des jeux d’essais</text:span></text:p>
      <text:p text:style-name="P49"><text:span text:style-name="T86"/></text:p>
      <text:p text:style-name="P58"><text:span text:style-name="T85">Analyse des performances du programme</text:span></text:p>
      <text:p text:style-name="P58"><text:span text:style-name="T85"/></text:p>
      <text:p text:style-name="P58"><text:span text:style-name="T85">Conclusion</text:span></text:p>
      <text:p text:style-name="P10"><text:span text:style-name="T38"><text:s text:c="4"/></text:span><text:span text:style-name="T41"><text:s text:c="4"/></text:span></text:p>
      <text:p text:style-name="P27"><text:span text:style-name="T41"/></text:p>
      <text:p text:style-name="P27"><text:span text:style-name="T41"/></text:p>
      <text:p text:style-name="P12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0:14:55.796000000</meta:creation-date>
    <dc:date>2022-03-30T21:55:51.616000000</dc:date>
    <meta:editing-duration>PT8M48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9" meta:word-count="880" meta:character-count="5553" meta:non-whitespace-character-count="4499"/>
  </office:meta>
</office:document-meta>
</file>